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38in"/>
    </style:style>
    <style:style style:name="co2" style:family="table-column">
      <style:table-column-properties fo:break-before="auto" style:column-width="6.9154in"/>
    </style:style>
    <style:style style:name="co3" style:family="table-column">
      <style:table-column-properties fo:break-before="auto" style:column-width="6.0744in"/>
    </style:style>
    <style:style style:name="co4" style:family="table-column">
      <style:table-column-properties fo:break-before="auto" style:column-width="0.8925in"/>
    </style:style>
    <style:style style:name="co5" style:family="table-column">
      <style:table-column-properties fo:break-before="auto" style:column-width="1.2035in"/>
    </style:style>
    <style:style style:name="ro1" style:family="table-row">
      <style:table-row-properties style:row-height="0.1783in" fo:break-before="auto" style:use-optimal-row-height="true"/>
    </style:style>
    <style:style style:name="ro2" style:family="table-row">
      <style:table-row-properties style:row-height="0.4in" fo:break-before="auto" style:use-optimal-row-height="false"/>
    </style:style>
    <style:style style:name="ro3" style:family="table-row">
      <style:table-row-properties style:row-height="0.352in" fo:break-before="auto" style:use-optimal-row-height="true"/>
    </style:style>
    <style:style style:name="ro4" style:family="table-row">
      <style:table-row-properties style:row-height="3.3575in" fo:break-before="auto" style:use-optimal-row-height="false"/>
    </style:style>
    <style:style style:name="ro5" style:family="table-row">
      <style:table-row-properties style:row-height="0.5181in" fo:break-before="auto" style:use-optimal-row-height="true"/>
    </style:style>
    <style:style style:name="ro6" style:family="table-row">
      <style:table-row-properties style:row-height="0.1862in" fo:break-before="auto" style:use-optimal-row-height="true"/>
    </style:style>
    <style:style style:name="ro7" style:family="table-row">
      <style:table-row-properties style:row-height="1.5134in" fo:break-before="auto" style:use-optimal-row-height="true"/>
    </style:style>
    <style:style style:name="ro8" style:family="table-row">
      <style:table-row-properties style:row-height="0.8492in" fo:break-before="auto" style:use-optimal-row-height="true"/>
    </style:style>
    <style:style style:name="ro9" style:family="table-row">
      <style:table-row-properties style:row-height="1.0154in" fo:break-before="auto" style:use-optimal-row-height="true"/>
    </style:style>
    <style:style style:name="ro10" style:family="table-row">
      <style:table-row-properties style:row-height="1.8445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0.683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style:font-size-asian="10pt" style:font-size-complex="10pt"/>
    </style:style>
    <style:style style:name="ce2" style:family="table-cell" style:parent-style-name="Default">
      <style:table-cell-properties fo:background-color="#cccccc"/>
      <style:text-properties fo:font-size="10pt" fo:font-weight="bold" style:font-size-asian="10pt" style:font-weight-asian="bold" style:font-size-complex="10pt" style:font-weight-complex="bold"/>
    </style:style>
    <style:style style:name="ce3" style:family="table-cell" style:parent-style-name="Default">
      <style:text-properties fo:font-size="10pt" fo:font-weight="bold" style:font-size-asian="10pt" style:font-weight-asian="bold" style:font-size-complex="10pt" style:font-weight-complex="bold"/>
    </style:style>
    <style:style style:name="ce4" style:family="table-cell" style:parent-style-name="Default" style:data-style-name="N116">
      <style:text-properties fo:font-size="10pt" style:font-size-asian="10pt" style:font-size-complex="10p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ackground-color="#cccccc" fo:wrap-option="wrap"/>
      <style:text-properties fo:font-size="10pt" fo:font-weight="bold" style:font-size-asian="10pt" style:font-weight-asian="bold" style:font-size-complex="10pt" style:font-weight-complex="bold"/>
    </style:style>
    <style:style style:name="ce9" style:family="table-cell" style:parent-style-name="Default">
      <style:table-cell-properties fo:wrap-option="wrap"/>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wrap-option="wrap"/>
      <style:paragraph-properties fo:text-align="start" fo:margin-left="0.139in"/>
    </style:style>
    <style:style style:name="ce11" style:family="table-cell" style:parent-style-name="Default">
      <style:table-cell-properties style:text-align-source="fix" style:repeat-content="false" fo:wrap-option="wrap"/>
      <style:paragraph-properties fo:text-align="start" fo:margin-left="0in"/>
      <style:text-properties fo:font-size="10pt" style:font-size-asian="10pt" style:font-size-complex="10pt"/>
    </style:style>
    <style:style style:name="ce12" style:family="table-cell" style:parent-style-name="Default">
      <style:table-cell-properties style:text-align-source="fix" style:repeat-content="false" fo:wrap-option="wrap"/>
      <style:paragraph-properties fo:text-align="start" fo:margin-left="0.139in"/>
      <style:text-properties fo:font-size="10pt" style:font-size-asian="10pt" style:font-size-complex="10pt"/>
    </style:style>
    <style:style style:name="T1" style:family="text">
      <style:text-properties style:font-name="Arial"/>
    </style:style>
  </office:automatic-styles>
  <office:body>
    <office:spreadsheet>
      <table:table table:name="Sheet1" table:style-name="ta1" table:print="false">
        <table:table-column table:style-name="co1" table:default-cell-style-name="ce1"/>
        <table:table-column table:style-name="co2" table:default-cell-style-name="ce7"/>
        <table:table-column table:style-name="co3" table:default-cell-style-name="ce7"/>
        <table:table-column table:style-name="co4" table:default-cell-style-name="ce1"/>
        <table:table-column table:style-name="co5" table:default-cell-style-name="ce1"/>
        <table:table-column table:style-name="co4" table:number-columns-repeated="1019" table:default-cell-style-name="ce1"/>
        <table:table-row table:style-name="ro1">
          <table:table-cell table:number-columns-repeated="1024"/>
        </table:table-row>
        <table:table-row table:style-name="ro2">
          <table:table-cell table:style-name="ce2" office:value-type="string">
            <text:p>GUIDELINE NO</text:p>
          </table:table-cell>
          <table:table-cell table:style-name="ce8" office:value-type="string">
            <text:p>CHECKPOINTS /SUCCESS CRIETRIA</text:p>
          </table:table-cell>
          <table:table-cell table:style-name="ce8" office:value-type="string">
            <text:p>RECOMMENDATIONS</text:p>
          </table:table-cell>
          <table:table-cell table:style-name="ce2" office:value-type="string">
            <text:p>LEVEL</text:p>
          </table:table-cell>
          <table:table-cell table:style-name="ce2" office:value-type="string">
            <text:p>CHECKED/TRUE</text:p>
          </table:table-cell>
          <table:table-cell table:style-name="ce3" table:number-columns-repeated="1018"/>
          <table:table-cell/>
        </table:table-row>
        <table:table-row table:style-name="ro3">
          <table:table-cell table:style-name="ce3" office:value-type="string" table:number-columns-spanned="5" table:number-rows-spanned="1">
            <text:p/>
            <text:p>GUIDELINE 1.1 : PROVIDE TEXT ALTERNATIVES FOR ALL NON-TEXT CONTENT</text:p>
          </table:table-cell>
          <table:covered-table-cell table:number-columns-repeated="2" table:style-name="ce9"/>
          <table:covered-table-cell table:number-columns-repeated="2" table:style-name="ce3"/>
          <table:table-cell table:style-name="ce3" table:number-columns-repeated="1018"/>
          <table:table-cell/>
        </table:table-row>
        <table:table-row table:style-name="ro4">
          <table:table-cell table:style-name="ce4" office:value-type="float" office:value="36892">
            <text:p>1.1.1</text:p>
          </table:table-cell>
          <table:table-cell table:style-name="ce10" office:value-type="string">
            <text:p>For all non-text content, one of the following is true: [How to meet 1.1.1]</text:p>
            <text:p/>
            <text:p>If non-text content presents information or responds to user input, text alternatives serve the same purpose and present the same information as the non-text content. If text alternatives cannot serve the same purpose, then text alternatives at least identify the purpose of the non-text content.</text:p>
            <text:p/>
            <text:p>If non-text content is multimedia; live audio-only or live video-only content; a test or exercise that must use a particular sense; or primarily intended to create a specific sensory experience; then text alternatives at least identify the non-text content with a descriptive text label. (For multimedia, see also Guideline 1.2 Provide synchronized alternatives for multimedia .)</text:p>
            <text:p/>
            <text:p>If the purpose of non-text content is to confirm that content is being operated by a person rather than a computer, different forms are provided to accommodate multiple disabilities.</text:p>
            <text:p/>
            <text:p>If non-text content is pure decoration, or used only for visual formatting, or if it is not presented to users, it is implemented such that it can be ignored by assistive technology.</text:p>
          </table:table-cell>
          <table:table-cell table:style-name="ce12" office:value-type="string">
            <text:p>All images, form image buttons, and image map hot spots have appropriate, </text:p>
            <text:p>equivalent alternative text. </text:p>
            <text:p/>
            <text:p>Images that do not convey content, are decorative, or with content that is already </text:p>
            <text:p>conveyed in text are given null alt text (alt="") or implemented as CSS backgrounds. All </text:p>
            <text:p>linked images have descriptive alternative text.</text:p>
            <text:p/>
            <text:p>Equivalent alternatives to complex images are provided in context or on a separate </text:p>
            <text:p>(linked and/or referenced via longdesc) page. </text:p>
            <text:p/>
            <text:p>Form buttons have a descriptive value. </text:p>
            <text:p/>
            <text:p>Form inputs have associated text labels or, if labels cannot be used, a descriptive title </text:p>
            <text:p>attribute. </text:p>
            <text:p/>
            <text:p>Embedded multimedia is identified via accessible text. </text:p>
            <text:p/>
            <text:p>Frames are appropriately titled. </text:p>
            <text:p/>
          </table:table-cell>
          <table:table-cell office:value-type="string">
            <text:p>L1</text:p>
          </table:table-cell>
          <table:table-cell table:number-columns-repeated="1020"/>
        </table:table-row>
        <table:table-row table:style-name="ro2">
          <table:table-cell table:style-name="ce5" office:value-type="string" table:number-columns-spanned="5" table:number-rows-spanned="1">
            <text:p>GUIDELINE 1.2 : PROVIDE SYNCHRONIZED ALTERNATIVES FOR MULTIMEDIA </text:p>
          </table:table-cell>
          <table:covered-table-cell table:number-columns-repeated="4"/>
          <table:table-cell table:number-columns-repeated="1019"/>
        </table:table-row>
        <table:table-row table:style-name="ro5">
          <table:table-cell/>
          <table:table-cell office:value-type="string">
            <text:p>Captions are provided for prerecorded multimedia. [How to meet 1.2.1]</text:p>
          </table:table-cell>
          <table:table-cell office:value-type="string">
            <text:p>Synchronized captions are provided for non‐live, web‐based video (YouTube videos, </text:p>
            <text:p>etc.) </text:p>
            <text:p/>
          </table:table-cell>
          <table:table-cell office:value-type="string" table:number-columns-spanned="1" table:number-rows-spanned="2">
            <text:p>L1</text:p>
          </table:table-cell>
          <table:table-cell table:number-columns-repeated="1020"/>
        </table:table-row>
        <table:table-row table:style-name="ro3">
          <table:table-cell/>
          <table:table-cell office:value-type="string">
            <text:p>Audio descriptions of video, or a full multimedia text alternative including any interaction, are provided for prerecorded multimedia. [How to meet 1.2.2]</text:p>
          </table:table-cell>
          <table:table-cell office:value-type="string">
            <text:p>A descriptive text transcript OR audio description audio track is provided for non‐live, </text:p>
            <text:p>web‐based video</text:p>
          </table:table-cell>
          <table:covered-table-cell/>
          <table:table-cell table:number-columns-repeated="1020"/>
        </table:table-row>
        <table:table-row table:style-name="ro5">
          <table:table-cell/>
          <table:table-cell office:value-type="string">
            <text:p>Audio descriptions of video are provided for prerecorded multimedia. [How to meet 1.2.3]</text:p>
          </table:table-cell>
          <table:table-cell office:value-type="string">
            <text:p>Audio descriptions are provided for all video content </text:p>
            <text:p>NOTE: Only required if the video conveys content visually that is not available in the </text:p>
            <text:p>default audio track.</text:p>
          </table:table-cell>
          <table:table-cell office:value-type="string" table:number-columns-spanned="1" table:number-rows-spanned="2">
            <text:p>L2</text:p>
          </table:table-cell>
          <table:table-cell table:number-columns-repeated="1020"/>
        </table:table-row>
        <table:table-row table:style-name="ro3">
          <table:table-cell/>
          <table:table-cell office:value-type="string">
            <text:p>Captions are provided for live multimedia. [How to meet 1.2.4]</text:p>
          </table:table-cell>
          <table:table-cell office:value-type="string">
            <text:p>Synchronized captions are provided for all live multimedia that contains audio (audio‐</text:p>
            <text:p>only broadcasts, web casts, video conferences, Flash animations, etc.)</text:p>
          </table:table-cell>
          <table:covered-table-cell/>
          <table:table-cell table:number-columns-repeated="1020"/>
        </table:table-row>
        <table:table-row table:style-name="ro6">
          <table:table-cell/>
          <table:table-cell office:value-type="string">
            <text:p>Sign language interpretation is provided for multimedia. [How to meet 1.2.5]</text:p>
          </table:table-cell>
          <table:table-cell office:value-type="string">
            <text:p>A sign language video is provided for all media content that contains audio. </text:p>
          </table:table-cell>
          <table:table-cell office:value-type="string" table:number-columns-spanned="1" table:number-rows-spanned="3">
            <text:p>L3</text:p>
          </table:table-cell>
          <table:table-cell table:number-columns-repeated="1020"/>
        </table:table-row>
        <table:table-row table:style-name="ro5">
          <table:table-cell/>
          <table:table-cell office:value-type="string">
            <text:p>Extended audio descriptions of video are provided for prerecorded multimedia. [How to meet 1.2.6]</text:p>
          </table:table-cell>
          <table:table-cell office:value-type="string">
            <text:p>When an audio description track cannot be added to video due to audio timing (e.g., no </text:p>
            <text:p>pauses in the audio), an alternative version of the video with pauses that allow audio </text:p>
            <text:p>descriptions is provided.</text:p>
          </table:table-cell>
          <table:covered-table-cell/>
          <table:table-cell table:number-columns-repeated="1020"/>
        </table:table-row>
        <table:table-row table:style-name="ro5">
          <table:table-cell/>
          <table:table-cell office:value-type="string">
            <text:p>When an audio description track cannot be added to video due to audio timing (e.g., no </text:p>
            <text:p>pauses in the audio), an alternative version of the video with pauses that allow audio </text:p>
            <text:p>descriptions is provided.</text:p>
          </table:table-cell>
          <table:table-cell office:value-type="string">
            <text:p>A descriptive text transcript is provided for all pre‐recorded media that has a video </text:p>
            <text:p>Track.</text:p>
          </table:table-cell>
          <table:covered-table-cell/>
          <table:table-cell table:number-columns-repeated="1020"/>
        </table:table-row>
        <table:table-row table:style-name="ro2">
          <table:table-cell table:style-name="ce3" office:value-type="string" table:number-columns-spanned="5" table:number-rows-spanned="1">
            <text:p>GUIDELINE 1.3 : ENSURE THAT INFORMATION AND STRUCTURE CAN BE SEPARATED FROM PRESENTATION</text:p>
          </table:table-cell>
          <table:covered-table-cell table:number-columns-repeated="4"/>
          <table:table-cell table:number-columns-repeated="1019"/>
        </table:table-row>
        <table:table-row table:style-name="ro7">
          <table:table-cell/>
          <table:table-cell office:value-type="string">
            <text:p>Information and relationships conveyed through presentation can be programmatically determined, and notification of changes to these is available to user agents, including assistive technologies. [How to meet 1.3.1]</text:p>
          </table:table-cell>
          <table:table-cell office:value-type="string">
            <text:p>Semantic markup is used to designate headings (&lt;h1&gt;), lists (&lt;ul&gt;, &lt;ol&gt;, and &lt;dl&gt;), </text:p>
            <text:p>emphasized or special text (&lt;strong&gt;, &lt;code&gt;, &lt;abbr&gt;, &lt;blockquote&gt;, for example), etc. </text:p>
            <text:p>Semantic markup is used appropriately. </text:p>
            <text:p/>
            <text:p>Tables are used for tabular data. Where necessary, data cells are associated with their </text:p>
            <text:p>headers. Data table captions and summaries are used where appropriate. </text:p>
            <text:p/>
            <text:p>Text labels are associated with form input elements. Related form elements are grouped </text:p>
            <text:p>with fieldset/legend.</text:p>
          </table:table-cell>
          <table:table-cell office:value-type="string" table:number-columns-spanned="1" table:number-rows-spanned="3">
            <text:p>L1</text:p>
          </table:table-cell>
          <table:table-cell table:number-columns-repeated="1020"/>
        </table:table-row>
        <table:table-row table:style-name="ro6">
          <table:table-cell/>
          <table:table-cell office:value-type="string">
            <text:p>Any information that is conveyed by color is also visually evident without color. [How to meet 1.3.2]</text:p>
          </table:table-cell>
          <table:table-cell office:value-type="string">
            <text:p>The reading and navigation order (determined by code order) is logical and intuitive.</text:p>
          </table:table-cell>
          <table:covered-table-cell/>
          <table:table-cell table:number-columns-repeated="1020"/>
        </table:table-row>
        <table:table-row table:style-name="ro8">
          <table:table-cell/>
          <table:table-cell office:value-type="string">
            <text:p>When the sequence of the content affects its meaning, that sequence can be programmatically determined. [How to meet 1.3.3]</text:p>
          </table:table-cell>
          <table:table-cell office:value-type="string">
            <text:p>Instructions do not rely upon shape, size, or visual location (e.g., "Click the square icon to </text:p>
            <text:p>continue" or "Instructions are in the right‐hand column"). </text:p>
            <text:p/>
            <text:p>Instructions do not rely upon sound (e.g., "A beeping sound indicates you may </text:p>
            <text:p>continue.").</text:p>
          </table:table-cell>
          <table:covered-table-cell/>
          <table:table-cell table:number-columns-repeated="1020"/>
        </table:table-row>
        <table:table-row table:style-name="ro3">
          <table:table-cell/>
          <table:table-cell office:value-type="string">
            <text:p>Information that is conveyed by variations in presentation of text is also conveyed in text, or the variations in presentation of text can be programmatically determined. [How to meet 1.3.4]</text:p>
          </table:table-cell>
          <table:table-cell/>
          <table:table-cell office:value-type="string" table:number-columns-spanned="1" table:number-rows-spanned="2">
            <text:p>L2</text:p>
          </table:table-cell>
          <table:table-cell table:number-columns-repeated="1020"/>
        </table:table-row>
        <table:table-row table:style-name="ro3">
          <table:table-cell/>
          <table:table-cell office:value-type="string">
            <text:p>Information required to understand and operate content does not rely on shape, size, visual location, or orientation of components. [How to meet 1.3.5]</text:p>
          </table:table-cell>
          <table:table-cell/>
          <table:covered-table-cell/>
          <table:table-cell table:number-columns-repeated="1020"/>
        </table:table-row>
        <table:table-row table:style-name="ro3">
          <table:table-cell table:style-name="ce6" office:value-type="string" table:number-columns-spanned="5" table:number-rows-spanned="1">
            <text:p><text:span text:style-name="T1">GUIDELINE 1.4 : MAKE IT EASY TO DISTINGUISH FOREGROUND INFORMATION </text:span><text:span text:style-name="T1">FROM ITS BACKGROUND</text:span></text:p>
            <text:p><text:span text:style-name="T1"/></text:p>
          </table:table-cell>
          <table:covered-table-cell table:number-columns-repeated="4"/>
          <table:table-cell table:number-columns-repeated="1019"/>
        </table:table-row>
        <table:table-row table:style-name="ro5">
          <table:table-cell/>
          <table:table-cell office:value-type="string">
            <text:p>Text or diagrams, and their background, have a luminosity contrast ratio of at least 5:1. [How to meet 1.4.1]</text:p>
          </table:table-cell>
          <table:table-cell office:value-type="string">
            <text:p>Text and images of text have a contrast ratio of at least 4.5:1. </text:p>
            <text:p/>
            <text:p>Large text (over 18 point or 14 point bold) has a contrast ratio of at least 3:1</text:p>
          </table:table-cell>
          <table:table-cell office:value-type="string" table:number-columns-spanned="1" table:number-rows-spanned="2">
            <text:p>L2</text:p>
          </table:table-cell>
          <table:table-cell table:number-columns-repeated="1020"/>
        </table:table-row>
        <table:table-row table:style-name="ro3">
          <table:table-cell/>
          <table:table-cell office:value-type="string">
            <text:p>A mechanism is available to turn off background audio that plays automatically, without requiring the user to turn off all audio. [How to meet 1.4.2]</text:p>
          </table:table-cell>
          <table:table-cell office:value-type="string">
            <text:p>A mechanism is provided to stop, pause, mute, or adjust volume for audio that </text:p>
            <text:p>automatically plays on a page for more than 3 seconds.</text:p>
          </table:table-cell>
          <table:covered-table-cell/>
          <table:table-cell table:number-columns-repeated="1020"/>
        </table:table-row>
        <table:table-row table:style-name="ro5">
          <table:table-cell/>
          <table:table-cell office:value-type="string">
            <text:p>Text or diagrams, and their background, have a luminosity contrast ratio of at least 10:1. [How to meet 1.4.3]</text:p>
          </table:table-cell>
          <table:table-cell office:value-type="string">
            <text:p>Text and images of text have a contrast ratio of at least 7:1. </text:p>
            <text:p/>
            <text:p>Large text (over 18 point or 14 point bold) has a contrast ratio of at least 4.5:1</text:p>
          </table:table-cell>
          <table:table-cell office:value-type="string" table:number-columns-spanned="1" table:number-rows-spanned="2">
            <text:p>L3</text:p>
          </table:table-cell>
          <table:table-cell table:number-columns-repeated="1020"/>
        </table:table-row>
        <table:table-row table:style-name="ro5">
          <table:table-cell/>
          <table:table-cell office:value-type="string">
            <text:p>Audio content does not contain background sounds, background sounds can be turned off, or background sounds are at least 20 decibels lower than the foreground audio content, with the exception of occasional sound effects. [How to meet 1.4.4]</text:p>
          </table:table-cell>
          <table:table-cell office:value-type="string">
            <text:p>Audio of speech has no or very low background noise so the speech is easily distinguished.</text:p>
          </table:table-cell>
          <table:covered-table-cell/>
          <table:table-cell table:number-columns-repeated="1020"/>
        </table:table-row>
        <table:table-row table:style-name="ro3">
          <table:table-cell table:style-name="ce3" office:value-type="string" table:number-columns-spanned="5" table:number-rows-spanned="1">
            <text:p/>
            <text:p>GUIDELINE 2.1 : MAKE ALL FUNCTIONALITY OPERABLE VIA A KEYBOARD INTERFACE</text:p>
          </table:table-cell>
          <table:covered-table-cell table:number-columns-repeated="2" table:style-name="ce9"/>
          <table:covered-table-cell table:number-columns-repeated="2" table:style-name="ce3"/>
          <table:table-cell table:style-name="ce3" table:number-columns-repeated="1019"/>
        </table:table-row>
        <table:table-row table:style-name="ro9">
          <table:table-cell/>
          <table:table-cell office:value-type="string">
            <text:p>All functionality of the content is operable in a non-time-dependent manner through a keyboard interface, except where the task requires analog, time-dependent input. [How to meet 2.1.1]</text:p>
          </table:table-cell>
          <table:table-cell office:value-type="string">
            <text:p>All page functionality is available using the keyboard, unless the functionality cannot be </text:p>
            <text:p>accomplished in any known way using a keyboard (e.g., free hand drawing). </text:p>
            <text:p/>
            <text:p>Page specified shortcut keys and accesskeys (accesskey should typically be avoided) do not </text:p>
            <text:p>conflict with existing browser and screen reader shortcuts. </text:p>
            <text:p/>
          </table:table-cell>
          <table:table-cell office:value-type="string">
            <text:p>L1</text:p>
          </table:table-cell>
          <table:table-cell table:number-columns-repeated="1020"/>
        </table:table-row>
        <table:table-row table:style-name="ro3">
          <table:table-cell/>
          <table:table-cell office:value-type="string">
            <text:p>All functionality of the content is operable in a non-time-dependent manner through a keyboard interface. [How to meet 2.1.2]</text:p>
          </table:table-cell>
          <table:table-cell office:value-type="string">
            <text:p>All page functionality is available using the keyboard. </text:p>
          </table:table-cell>
          <table:table-cell office:value-type="string">
            <text:p>L3</text:p>
          </table:table-cell>
          <table:table-cell table:number-columns-repeated="1020"/>
        </table:table-row>
        <table:table-row table:style-name="ro3">
          <table:table-cell table:style-name="ce3" office:value-type="string" table:number-columns-spanned="5" table:number-rows-spanned="1">
            <text:p/>
            <text:p>GUIDELINE 2.2 : ALLOW USERS TO CONTROL TIME LIMITS ON THEIR READING OR INTERACTION</text:p>
          </table:table-cell>
          <table:covered-table-cell table:number-columns-repeated="2" table:style-name="ce9"/>
          <table:covered-table-cell table:number-columns-repeated="2" table:style-name="ce3"/>
          <table:table-cell table:style-name="ce3" table:number-columns-repeated="1019"/>
        </table:table-row>
        <table:table-row table:style-name="ro10">
          <table:table-cell/>
          <table:table-cell office:value-type="string">
            <text:p>For each time-out that is a function of the content, at least one of the following is true: [How to meet 2.2.1]</text:p>
            <text:p/>
            <text:p>the user is allowed to deactivate the time-out; or</text:p>
            <text:p>the user is allowed to adjust the time-out over a wide range that is at least ten times the length of the default setting; or</text:p>
            <text:p>the user is warned before time expires and given at least 20 seconds to extend the time-out with a simple action (for example, "hit any key"), and the user is allowed to extend the timeout at least ten times; or</text:p>
            <text:p>the time-out is an important part of a real-time event (for example, an auction), and no alternative to the time-out is possible; or</text:p>
            <text:p>the time-out is part of an activity where timing is essential (for example, competitive gaming or time-based testing) and time limits can not be extended further without invalidating the activity.</text:p>
          </table:table-cell>
          <table:table-cell office:value-type="string">
            <text:p>If a page or application has a time limit, the user is given options to turn off, adjust, or extend </text:p>
            <text:p>that time limit. This is not a requirement for real‐time events (e.g., an auction), where the </text:p>
            <text:p>time limit is absolutely required, or if the time limit is longer than 20 hours. </text:p>
            <text:p/>
          </table:table-cell>
          <table:table-cell office:value-type="string">
            <text:p>L1</text:p>
          </table:table-cell>
          <table:table-cell table:number-columns-repeated="1020"/>
        </table:table-row>
        <table:table-row table:style-name="ro3">
          <table:table-cell/>
          <table:table-cell office:value-type="string">
            <text:p>Content does not blink for more than three seconds, or a method is available to stop all blinking content in the Web unit or authored component. [How to meet 2.2.2]</text:p>
          </table:table-cell>
          <table:table-cell office:value-type="string">
            <text:p>Moving, blinking, or scrolling can be used to draw </text:p>
            <text:p>attention to or highlight content as long as it lasts less than 3 seconds.</text:p>
          </table:table-cell>
          <table:table-cell office:value-type="string" table:number-columns-spanned="1" table:number-rows-spanned="2">
            <text:p>L2</text:p>
          </table:table-cell>
          <table:table-cell table:number-columns-repeated="1020"/>
        </table:table-row>
        <table:table-row table:style-name="ro3">
          <table:table-cell/>
          <table:table-cell office:value-type="string">
            <text:p>Content can be paused by the user unless the timing or movement is part of an activity where timing or movement is essential. [How to meet 2.2.3]</text:p>
          </table:table-cell>
          <table:table-cell office:value-type="string">
            <text:p>Automatically moving, blinking, or scrolling content that lasts longer than 3 seconds can be </text:p>
            <text:p>paused, stopped, or hidden by the user.</text:p>
          </table:table-cell>
          <table:covered-table-cell/>
          <table:table-cell table:number-columns-repeated="1020"/>
        </table:table-row>
        <table:table-row table:style-name="ro3">
          <table:table-cell/>
          <table:table-cell office:value-type="string">
            <text:p>Except for real-time events, timing is not an essential part of the event or activity presented by the content. [How to meet 2.2.4]</text:p>
          </table:table-cell>
          <table:table-cell office:value-type="string">
            <text:p>The content and functionality has no time limits or constraints. </text:p>
          </table:table-cell>
          <table:table-cell office:value-type="string" table:number-columns-spanned="1" table:number-rows-spanned="3">
            <text:p>L3</text:p>
          </table:table-cell>
          <table:table-cell table:number-columns-repeated="1020"/>
        </table:table-row>
        <table:table-row table:style-name="ro3">
          <table:table-cell/>
          <table:table-cell office:value-type="string">
            <text:p>Interruptions, such as updated content, can be postponed or suppressed by the user, except interruptions involving an emergency. [How to meet 2.2.5]</text:p>
          </table:table-cell>
          <table:table-cell office:value-type="string">
            <text:p>Interruptions (alerts, page updates, etc.) can be postponed or suppressed by the user</text:p>
          </table:table-cell>
          <table:covered-table-cell/>
          <table:table-cell table:number-columns-repeated="1020"/>
        </table:table-row>
        <table:table-row table:style-name="ro3">
          <table:table-cell/>
          <table:table-cell office:value-type="string">
            <text:p>When an authenticated session expires, the user can continue the activity without loss of data after re-authenticating. [How to meet 2.2.6]</text:p>
          </table:table-cell>
          <table:table-cell office:value-type="string">
            <text:p>If an authentication session expires, the user can re‐authenticate and continue the activity </text:p>
            <text:p>without losing any data from the current page.</text:p>
          </table:table-cell>
          <table:covered-table-cell/>
          <table:table-cell table:number-columns-repeated="1020"/>
        </table:table-row>
        <table:table-row table:style-name="ro2">
          <table:table-cell table:style-name="ce3" office:value-type="string" table:number-columns-spanned="5" table:number-rows-spanned="1">
            <text:p>GUIDELINE 2.3 : ALLOW USERS TO AVOID CONTENT THAT COULD CAUSE SEIZURES DUE TO PHOTOSENSITIVITY</text:p>
          </table:table-cell>
          <table:covered-table-cell table:number-columns-repeated="2" table:style-name="ce9"/>
          <table:covered-table-cell table:number-columns-repeated="2" table:style-name="ce3"/>
          <table:table-cell table:style-name="ce3" table:number-columns-repeated="1019"/>
        </table:table-row>
        <table:table-row table:style-name="ro5">
          <table:table-cell/>
          <table:table-cell office:value-type="string">
            <text:p>Content does not violate the general flash threshold or the red flash threshold. [How to meet 2.3.1]</text:p>
          </table:table-cell>
          <table:table-cell office:value-type="string">
            <text:p>No page content flashes more than 3 times per second unless that flashing content is sufficiently small and the flashes are of low contrast and do not contain too much red.  </text:p>
            <text:p/>
          </table:table-cell>
          <table:table-cell office:value-type="string">
            <text:p>L1</text:p>
          </table:table-cell>
          <table:table-cell table:number-columns-repeated="1020"/>
        </table:table-row>
        <table:table-row table:style-name="ro3">
          <table:table-cell/>
          <table:table-cell office:value-type="string">
            <text:p><text:s/>Web units do not contain any components that flash more than three times in any 1-second period. [How to meet 2.3.2]</text:p>
          </table:table-cell>
          <table:table-cell office:value-type="string">
            <text:p>No page content flashes more than 3 times per second. </text:p>
            <text:p/>
          </table:table-cell>
          <table:table-cell office:value-type="string">
            <text:p>L3</text:p>
          </table:table-cell>
          <table:table-cell table:number-columns-repeated="1020"/>
        </table:table-row>
        <table:table-row table:style-name="ro3">
          <table:table-cell table:style-name="ce3" office:value-type="string" table:number-columns-spanned="5" table:number-rows-spanned="1">
            <text:p/>
            <text:p>GUIDELINE 2.4 : PROVIDE MECHANISMS TO HELP USERS FIND CONTENT, ORIENT THEMSELVES WITHIN IT, AND NAVIGATE THROUGH IT</text:p>
          </table:table-cell>
          <table:covered-table-cell table:number-columns-repeated="2" table:style-name="ce9"/>
          <table:covered-table-cell table:number-columns-repeated="2" table:style-name="ce3"/>
          <table:table-cell table:style-name="ce3" table:number-columns-repeated="1019"/>
        </table:table-row>
        <table:table-row table:style-name="ro11">
          <table:table-cell/>
          <table:table-cell office:value-type="string">
            <text:p>A mechanism is available to bypass blocks of content that are repeated on multiple Web units. [How to meet 2.4.1]</text:p>
          </table:table-cell>
          <table:table-cell office:value-type="string">
            <text:p>A link is provided to skip navigation and other page elements that are repeated across web pages. </text:p>
            <text:p/>
            <text:p>If a page has a proper heading structure, this may be considered a sufficient technique instead of a "Skip to main content" link. Note that navigating by headings is not yet supported in all </text:p>
            <text:p>browsers. </text:p>
            <text:p/>
            <text:p>If a page uses frames and the frames are appropriately titled, this is a sufficient technique for </text:p>
            <text:p>bypassing individual frames. </text:p>
            <text:p/>
          </table:table-cell>
          <table:table-cell office:value-type="string">
            <text:p>L1</text:p>
          </table:table-cell>
          <table:table-cell table:number-columns-repeated="1020"/>
        </table:table-row>
        <table:table-row table:style-name="ro5">
          <table:table-cell/>
          <table:table-cell table:style-name="ce11" office:value-type="string">
            <text:p>More than one way is available to locate content within a set of Web units where content is not the result of, or a step in, a process or task. [How to meet 2.4.2]</text:p>
          </table:table-cell>
          <table:table-cell office:value-type="string">
            <text:p>Multiple ways are available to find other web pages on the site ‐ at least two of: a list of related </text:p>
            <text:p>pages, table of contents, site map, site search, or list of all available web pages. </text:p>
            <text:p/>
          </table:table-cell>
          <table:table-cell office:value-type="string" table:number-columns-spanned="1" table:number-rows-spanned="3">
            <text:p>L2</text:p>
          </table:table-cell>
          <table:table-cell table:number-columns-repeated="1020"/>
        </table:table-row>
        <table:table-row table:style-name="ro6">
          <table:table-cell/>
          <table:table-cell office:value-type="string">
            <text:p><text:s/>Web units have titles. [How to meet 2.4.3]</text:p>
          </table:table-cell>
          <table:table-cell office:value-type="string">
            <text:p>The web page has a descriptive and informative page title.</text:p>
          </table:table-cell>
          <table:covered-table-cell/>
          <table:table-cell table:number-columns-repeated="1020"/>
        </table:table-row>
        <table:table-row table:style-name="ro9">
          <table:table-cell/>
          <table:table-cell office:value-type="string">
            <text:p>Each link is programmatically associated with text from which its purpose can be determined. [How to meet 2.4.4]</text:p>
          </table:table-cell>
          <table:table-cell office:value-type="string">
            <text:p>The purpose of each link (or form image button or image map hotspot) can be determined from </text:p>
            <text:p>the link text alone, or from the link text and it's context (e.g., surrounding paragraph, list item, </text:p>
            <text:p>table cell, or table headers). </text:p>
            <text:p/>
            <text:p>Links (or form image buttons) with the same text that go to different locations are readily </text:p>
            <text:p>Distinguishable.</text:p>
          </table:table-cell>
          <table:covered-table-cell/>
          <table:table-cell table:number-columns-repeated="1020"/>
        </table:table-row>
        <table:table-row table:style-name="ro5">
          <table:table-cell/>
          <table:table-cell office:value-type="string">
            <text:p>Titles, headings, and labels are descriptive. [How to meet 2.4.5]</text:p>
          </table:table-cell>
          <table:table-cell office:value-type="string">
            <text:p>Page headings and labels for form and interactive controls are informative. Avoid duplicating </text:p>
            <text:p>heading (e.g., "More Details") or label text (e.g., "First Name") unless the structure provides </text:p>
            <text:p>adequate differentiation between them.</text:p>
          </table:table-cell>
          <table:table-cell office:value-type="string" table:number-columns-spanned="1" table:number-rows-spanned="4">
            <text:p>L3</text:p>
          </table:table-cell>
          <table:table-cell table:number-columns-repeated="1020"/>
        </table:table-row>
        <table:table-row table:style-name="ro3">
          <table:table-cell/>
          <table:table-cell office:value-type="string">
            <text:p>When a Web unit or authored component is navigated sequentially, components receive focus in an order that follows relationships and sequences in the content. [How to meet 2.4.6]</text:p>
          </table:table-cell>
          <table:table-cell office:value-type="string">
            <text:p>It is visually apparent which page element has the current keyboard focus (i.e., as you tab through the page, you can see where you are).</text:p>
          </table:table-cell>
          <table:covered-table-cell/>
          <table:table-cell table:number-columns-repeated="1020"/>
        </table:table-row>
        <table:table-row table:style-name="ro5">
          <table:table-cell/>
          <table:table-cell office:value-type="string">
            <text:p>Information about the user's location within a set of Web units is available. [How to meet 2.4.7]</text:p>
          </table:table-cell>
          <table:table-cell office:value-type="string">
            <text:p>If a web page is part of a sequence of pages or within a complex site structure, an indication of the current page location is provided, for example, through breadcrumbs or specifying the current step in a sequence (e.g., "Step 2 of 5 ‐ Shipping Address").</text:p>
          </table:table-cell>
          <table:covered-table-cell/>
          <table:table-cell table:number-columns-repeated="1020"/>
        </table:table-row>
        <table:table-row table:style-name="ro12">
          <table:table-cell/>
          <table:table-cell office:value-type="string">
            <text:p>The purpose of each link can be programmatically determined from the link. [How to meet 2.4.8]</text:p>
          </table:table-cell>
          <table:table-cell table:style-name="Default" office:value-type="string">
            <text:p>The purpose of each link (or form image button or image map hotspot) can be determined from </text:p>
            <text:p>the link text alone. </text:p>
            <text:p/>
            <text:p>There are no links (or form image buttons) with the same text that go to different locations.</text:p>
          </table:table-cell>
          <table:covered-table-cell/>
          <table:table-cell table:number-columns-repeated="1020"/>
        </table:table-row>
        <table:table-row table:style-name="ro3">
          <table:table-cell table:style-name="ce3" office:value-type="string" table:number-columns-spanned="5" table:number-rows-spanned="1">
            <text:p/>
            <text:p>GUIDELINE 2.5 : HELP USERS AVOID MISTAKES AND MAKE IT EASY TO CORRECT MISTAKES THAT DO OCCUR</text:p>
          </table:table-cell>
          <table:covered-table-cell table:number-columns-repeated="2" table:style-name="ce9"/>
          <table:covered-table-cell table:number-columns-repeated="2" table:style-name="ce3"/>
          <table:table-cell table:style-name="ce3" table:number-columns-repeated="1019"/>
        </table:table-row>
        <table:table-row table:style-name="ro7">
          <table:table-cell/>
          <table:table-cell office:value-type="string">
            <text:p><text:s/>If an input error is detected, the error is identified and described to the user in text. [How to meet 2.5.1]</text:p>
          </table:table-cell>
          <table:table-cell office:value-type="string">
            <text:p>Required form elements or form elements that require a specific format, value, or length </text:p>
            <text:p>provide this information within the element's label (or if a label is not provided, within the </text:p>
            <text:p>element's title attribute). </text:p>
            <text:p/>
            <text:p>If utilized, form validation cues and errors (client‐side or server‐side) alert users to errors in an </text:p>
            <text:p>efficient, intuitive, and accessible manner. The error is clearly identified, quick access to the </text:p>
            <text:p>problematic element is provided, and user is allowed to easily fix the error and resubmit the </text:p>
            <text:p>form. </text:p>
            <text:p/>
          </table:table-cell>
          <table:table-cell office:value-type="string">
            <text:p>L1</text:p>
          </table:table-cell>
          <table:table-cell table:number-columns-repeated="1020"/>
        </table:table-row>
        <table:table-row table:style-name="ro5">
          <table:table-cell/>
          <table:table-cell office:value-type="string">
            <text:p><text:s/>If an input error is detected and suggestions for correction are known and can be provided without jeopardizing the security or purpose of the content, the suggestions are provided to the user. [How to meet 2.5.2]</text:p>
          </table:table-cell>
          <table:table-cell office:value-type="string">
            <text:p>If an input error is detected (via client‐side or server‐side validation), provide suggestions for </text:p>
            <text:p>fixing the input in a timely and accessible manner. </text:p>
            <text:p/>
          </table:table-cell>
          <table:table-cell office:value-type="string" table:number-columns-spanned="1" table:number-rows-spanned="2">
            <text:p>L2</text:p>
          </table:table-cell>
          <table:table-cell table:number-columns-repeated="1020"/>
        </table:table-row>
        <table:table-row table:style-name="ro9">
          <table:table-cell/>
          <table:table-cell office:value-type="string">
            <text:p>For forms that cause legal or financial transactions to occur, that modify or delete data in data storage systems, or that submit test responses, at least one of the following is true: [How to meet 2.5.3]</text:p>
            <text:p/>
            <text:p>Actions are reversible.</text:p>
            <text:p>Actions are checked for input errors before going on to the next step in the process.</text:p>
            <text:p>The user is able to review and confirm or correct information before submitting it.</text:p>
          </table:table-cell>
          <table:table-cell office:value-type="string">
            <text:p>If the user can change or delete legal, financial, or test data, the changes/deletions are </text:p>
            <text:p>reversible, verified, or confirmed.</text:p>
          </table:table-cell>
          <table:covered-table-cell/>
          <table:table-cell table:number-columns-repeated="1020"/>
        </table:table-row>
        <table:table-row table:style-name="ro6">
          <table:table-cell/>
          <table:table-cell office:value-type="string">
            <text:p><text:s/>Context-sensitive help is available for text input. [How to meet 2.5.4]</text:p>
          </table:table-cell>
          <table:table-cell office:value-type="string">
            <text:p>Provide instructions and cues in context to help in form completion and submission.</text:p>
          </table:table-cell>
          <table:table-cell office:value-type="string">
            <text:p>L3</text:p>
          </table:table-cell>
          <table:table-cell table:number-columns-repeated="1020"/>
        </table:table-row>
        <table:table-row table:style-name="ro3">
          <table:table-cell table:style-name="ce3" office:value-type="string" table:number-columns-spanned="5" table:number-rows-spanned="1">
            <text:p/>
            <text:p>GUIDELINE 3.1 : MAKE TEXT CONTENT READABLE AND UNDERSTANDABLE</text:p>
          </table:table-cell>
          <table:covered-table-cell table:number-columns-repeated="2" table:style-name="ce9"/>
          <table:covered-table-cell table:number-columns-repeated="2" table:style-name="ce3"/>
          <table:table-cell table:style-name="ce3" table:number-columns-repeated="1019"/>
        </table:table-row>
        <table:table-row table:style-name="ro3">
          <table:table-cell/>
          <table:table-cell office:value-type="string">
            <text:p>The primary natural language or languages of the Web unit can be programmatically determined. [How to meet 3.1.1]</text:p>
          </table:table-cell>
          <table:table-cell office:value-type="string">
            <text:p>The language of the page is identified using the HTML lang attribute (&lt;html lang="en"&gt;, for </text:p>
            <text:p>Example).</text:p>
          </table:table-cell>
          <table:table-cell office:value-type="string">
            <text:p>L1</text:p>
          </table:table-cell>
          <table:table-cell table:number-columns-repeated="1020"/>
        </table:table-row>
        <table:table-row table:style-name="ro8">
          <table:table-cell/>
          <table:table-cell office:value-type="string">
            <text:p>The natural language of each passage or phrase in the Web unit can be programmatically determined. [How to meet 3.1.2]</text:p>
            <text:p/>
            <text:p>Note: This requirement does not apply to individual words or phrases that have become part of the primary language of the content.</text:p>
          </table:table-cell>
          <table:table-cell office:value-type="string">
            <text:p>When appropriate, the language of sections of content that are a different language are </text:p>
            <text:p>identified, for example, by using the lang attribute (&lt;blockquote lang="es")&gt; </text:p>
            <text:p/>
          </table:table-cell>
          <table:table-cell office:value-type="string">
            <text:p>L2</text:p>
          </table:table-cell>
          <table:table-cell table:number-columns-repeated="1020"/>
        </table:table-row>
        <table:table-row table:style-name="ro5">
          <table:table-cell/>
          <table:table-cell office:value-type="string">
            <text:p><text:s/>mechanism is available for identifying specific definitions of words or phrases used in an unusual or restricted way, including idioms and jargon. [How to meet 3.1.3]</text:p>
          </table:table-cell>
          <table:table-cell office:value-type="string">
            <text:p>Words that may be ambiguous, unknown, or used in a very specific way are defined through </text:p>
            <text:p>adjacent text, a definition list, a glossary, or other suitable method. </text:p>
            <text:p/>
          </table:table-cell>
          <table:table-cell office:value-type="string" table:number-columns-spanned="1" table:number-rows-spanned="4">
            <text:p>L3</text:p>
          </table:table-cell>
          <table:table-cell table:number-columns-repeated="1020"/>
        </table:table-row>
        <table:table-row table:style-name="ro12">
          <table:table-cell/>
          <table:table-cell office:value-type="string">
            <text:p>A mechanism for finding the expanded form of abbreviations is available. [How to meet 3.1.4]</text:p>
          </table:table-cell>
          <table:table-cell office:value-type="string">
            <text:p>Expansions for abbreviations are provided by expanding or explaining the definition the first </text:p>
            <text:p>time it is used, using the &lt;abbr&gt; element, or linking to a definition or glossary. NOTE: WCAG 2.0 gives no exception for regularly understood abbreviations (e.g., "HTML" on a web design site </text:p>
            <text:p>must always be expanded).</text:p>
          </table:table-cell>
          <table:covered-table-cell/>
          <table:table-cell table:number-columns-repeated="1020"/>
        </table:table-row>
        <table:table-row table:style-name="ro5">
          <table:table-cell/>
          <table:table-cell office:value-type="string">
            <text:p>When text requires reading ability more advanced than the lower secondary education level, supplemental content is available that does not require reading ability more advanced than the lower secondary education level. [How to meet 3.1.5]</text:p>
          </table:table-cell>
          <table:table-cell office:value-type="string">
            <text:p>A more understandable alternative is provided for content that is more advanced than can be </text:p>
            <text:p>reasonably read by a person with roughly 9 years of primary education. </text:p>
            <text:p/>
          </table:table-cell>
          <table:covered-table-cell/>
          <table:table-cell table:number-columns-repeated="1020"/>
        </table:table-row>
        <table:table-row table:style-name="ro5">
          <table:table-cell/>
          <table:table-cell office:value-type="string">
            <text:p><text:s/>A mechanism is available for identifying specific pronunciation of words where meaning cannot be determined without pronunciation. [How to meet 3.1.6]</text:p>
          </table:table-cell>
          <table:table-cell office:value-type="string">
            <text:p>If the pronunciation of a word is vital to understanding that word, its pronunciation is provided </text:p>
            <text:p>immediately following the word or via a link or glossary. </text:p>
            <text:p/>
          </table:table-cell>
          <table:covered-table-cell/>
          <table:table-cell table:number-columns-repeated="1020"/>
        </table:table-row>
        <table:table-row table:style-name="ro3">
          <table:table-cell table:style-name="ce3" office:value-type="string" table:number-columns-spanned="5" table:number-rows-spanned="1">
            <text:p/>
            <text:p>GUIDELINE 3.2 : MAKE THE PLACEMENT AND FUNCTIONALITY OF CONTENT PREDICTABLE</text:p>
          </table:table-cell>
          <table:covered-table-cell table:number-columns-repeated="2" table:style-name="ce9"/>
          <table:covered-table-cell table:number-columns-repeated="2" table:style-name="ce3"/>
          <table:table-cell table:style-name="ce3" table:number-columns-repeated="1019"/>
        </table:table-row>
        <table:table-row table:style-name="ro12">
          <table:table-cell/>
          <table:table-cell office:value-type="string">
            <text:p>When any component receives focus, it does not cause a change of context. [How to meet 3.2.1]</text:p>
          </table:table-cell>
          <table:table-cell office:value-type="string">
            <text:p>When a page element receives focus, it does not result in a substantial change to the page, thespawning of a pop‐up window, an additional change of keyboard focus, or any other change </text:p>
            <text:p>that could confuse or disorient the user. </text:p>
            <text:p/>
          </table:table-cell>
          <table:table-cell table:number-columns-repeated="1021"/>
        </table:table-row>
        <table:table-row table:style-name="ro8">
          <table:table-cell/>
          <table:table-cell office:value-type="string">
            <text:p>Changing the setting of any form control or field does not automatically cause a change of context (beyond moving to the next field in tab order), unless the authored unit contains instructions before the control that describe the behavior. [How to meet 3.2.2]</text:p>
          </table:table-cell>
          <table:table-cell office:value-type="string">
            <text:p>When a user inputs information or interacts with a control, it does not result in a substantial </text:p>
            <text:p>change to the page, the spawning of a pop‐up window, an additional change of keyboard focus, </text:p>
            <text:p>or any other change that could confuse or disorient the user unless the user is informed of the </text:p>
            <text:p>change ahead of time. </text:p>
            <text:p/>
          </table:table-cell>
          <table:table-cell table:number-columns-repeated="1021"/>
        </table:table-row>
        <table:table-row table:style-name="ro5">
          <table:table-cell/>
          <table:table-cell office:value-type="string">
            <text:p>Navigational mechanisms that are repeated on multiple Web units within a set of Web units or other primary resources occur in the same relative order each time they are repeated, unless a change is initiated by the user. [How to meet 3.2.3]</text:p>
          </table:table-cell>
          <table:table-cell office:value-type="string">
            <text:p>Navigation links that are repeated on web pages do not change order when navigating through </text:p>
            <text:p>the site. </text:p>
            <text:p/>
          </table:table-cell>
          <table:table-cell table:number-columns-repeated="1021"/>
        </table:table-row>
        <table:table-row table:style-name="ro5">
          <table:table-cell/>
          <table:table-cell office:value-type="string">
            <text:p>Components that have the same functionality within a set of Web units are identified consistently. [How to meet 3.2.4]</text:p>
          </table:table-cell>
          <table:table-cell office:value-type="string">
            <text:p>Elements that have the same functionality across multiple web pages are consistently identified. For example, a search box at the top of the site should always be labeled the same way. </text:p>
            <text:p/>
          </table:table-cell>
          <table:table-cell table:number-columns-repeated="1021"/>
        </table:table-row>
        <table:table-row table:style-name="ro5">
          <table:table-cell/>
          <table:table-cell office:value-type="string">
            <text:p>Changes of context are initiated only by user request. [How to meet 3.2.5]</text:p>
          </table:table-cell>
          <table:table-cell office:value-type="string">
            <text:p>Substantial changes to the page, the spawning of pop‐up windows, uncontrolled changes of </text:p>
            <text:p>keyboard focus, or any other change that could confuse or disorient the user must be initiated </text:p>
            <text:p>by the user. Alternatively, the user is provided an option to disable such changes.</text:p>
          </table:table-cell>
          <table:table-cell table:number-columns-repeated="1021"/>
        </table:table-row>
        <table:table-row table:style-name="ro3">
          <table:table-cell table:style-name="ce3" office:value-type="string" table:number-columns-spanned="4" table:number-rows-spanned="1">
            <text:p/>
            <text:p>GUIDELINE 4.1 : SUPPORT COMPATIBILITY WITH CURRENT AND FUTURE USER AGENTS (INCLUDING ASSISTIVE TECHNOLOGIES)</text:p>
          </table:table-cell>
          <table:covered-table-cell table:number-columns-repeated="2" table:style-name="ce9"/>
          <table:covered-table-cell table:style-name="ce3"/>
          <table:table-cell table:style-name="ce3" table:number-columns-repeated="1020"/>
        </table:table-row>
        <table:table-row table:style-name="ro3">
          <table:table-cell/>
          <table:table-cell office:value-type="string">
            <text:p><text:s/>Web units or authored components can be parsed unambiguously, and the relationships in the resulting data structure are also unambiguous. [How to meet 4.1.1]</text:p>
          </table:table-cell>
          <table:table-cell office:value-type="string">
            <text:p>Significant HTML/XHTML validation/parsing errors are avoided. Check at  </text:p>
            <text:p><text:a xlink:href="http://validator.w3.org/">http://validator.w3.org</text:a></text:p>
          </table:table-cell>
          <table:table-cell office:value-type="string" table:number-columns-spanned="1" table:number-rows-spanned="2">
            <text:p>L1</text:p>
          </table:table-cell>
          <table:table-cell table:number-columns-repeated="1020"/>
        </table:table-row>
        <table:table-row table:style-name="ro5">
          <table:table-cell/>
          <table:table-cell office:value-type="string">
            <text:p>For all user interface components, the name and role can be programmatically determined, values that can be set by the user can be programmatically set, and notification of changes to these items is available to user agents, including assistive technologies. [How to meet 4.1.2]</text:p>
          </table:table-cell>
          <table:table-cell office:value-type="string">
            <text:p>Markup is used in a way that facilitates accessibility. This includes following the HTML/XHTML </text:p>
            <text:p>specifications and using forms, form labels, frame titles, etc. appropriately. </text:p>
            <text:p/>
          </table:table-cell>
          <table:covered-table-cell/>
          <table:table-cell table:number-columns-repeated="1020"/>
        </table:table-row>
        <table:table-row table:style-name="ro3">
          <table:table-cell table:style-name="ce3" office:value-type="string" table:number-columns-spanned="5" table:number-rows-spanned="1">
            <text:p/>
            <text:p>GUIDELINE 4.2 : ENSURE THAT CONTENT IS ACCESSIBLE OR PROVIDE AN ACCESSIBLE ALTERNATIVE</text:p>
          </table:table-cell>
          <table:covered-table-cell table:number-columns-repeated="2" table:style-name="ce9"/>
          <table:covered-table-cell table:number-columns-repeated="2" table:style-name="ce3"/>
          <table:table-cell table:style-name="ce3" table:number-columns-repeated="1019"/>
        </table:table-row>
        <table:table-row table:style-name="ro3">
          <table:table-cell/>
          <table:table-cell office:value-type="string">
            <text:p><text:s/>At least one version of the content meets all level 1 success criteria, but alternate version(s) that do not meet all level 1 success criteria may be available from the same URI. [How to meet 4.2.1]</text:p>
          </table:table-cell>
          <table:table-cell/>
          <table:table-cell office:value-type="string" table:number-columns-spanned="1" table:number-rows-spanned="2">
            <text:p>L1</text:p>
          </table:table-cell>
          <table:table-cell table:number-columns-repeated="1020"/>
        </table:table-row>
        <table:table-row table:style-name="ro8">
          <table:table-cell/>
          <table:table-cell office:value-type="string">
            <text:p>Content meets the following criteria even if the content uses a technology that is not in the chosen baseline: [How to meet 4.2.2]</text:p>
            <text:p/>
            <text:p>If content can be entered using the keyboard, then the content can be exited using the keyboard.</text:p>
            <text:p>Content conforms to success criterion 2.3.1 (general and red flash).</text:p>
          </table:table-cell>
          <table:table-cell/>
          <table:covered-table-cell/>
          <table:table-cell table:number-columns-repeated="1020"/>
        </table:table-row>
        <table:table-row table:style-name="ro3">
          <table:table-cell/>
          <table:table-cell office:value-type="string">
            <text:p><text:s/>At least one version of the content meets all level 2 success criteria, but alternate version(s) that do not meet all level 2 success criteria may be available from the same URI. [How to meet 4.2.3]</text:p>
          </table:table-cell>
          <table:table-cell/>
          <table:table-cell office:value-type="string">
            <text:p>L2</text:p>
          </table:table-cell>
          <table:table-cell table:number-columns-repeated="1020"/>
        </table:table-row>
        <table:table-row table:style-name="ro3">
          <table:table-cell/>
          <table:table-cell office:value-type="string">
            <text:p>Content implemented using technologies outside of the chosen baseline satisfies all Level 1 and Level 2 requirements supported by the technologies. [How to meet 4.2.4]</text:p>
          </table:table-cell>
          <table:table-cell/>
          <table:table-cell office:value-type="string">
            <text:p>L3</text:p>
          </table:table-cell>
          <table:table-cell table:number-columns-repeated="1020"/>
        </table:table-row>
        <table:table-row table:style-name="ro3" table:number-rows-repeated="1048504">
          <table:table-cell table:number-columns-repeated="1024"/>
        </table:table-row>
        <table:table-row table:style-name="ro3">
          <table:table-cell table:number-columns-repeated="102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16">
      <number:text>1.1.1</number:text>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4">02/24/2014</text:date>, <text:time>18:42: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15:30:47.67</meta:creation-date>
    <dc:date>2014-02-24T18:42:58.15</dc:date>
    <meta:editing-duration>PT3H10M36S</meta:editing-duration>
    <meta:editing-cycles>184</meta:editing-cycles>
    <meta:generator>OpenOffice.org/3.4$Win32 OpenOffice.org_project/340m1$Build-9590</meta:generator>
    <meta:document-statistic meta:table-count="3" meta:cell-count="153" meta:object-count="0"/>
  </office:meta>
</office:document-meta>
</file>